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32af"/>
    </style:style>
    <style:style style:name="T1" style:family="text">
      <style:text-properties officeooo:rsid="001732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avn og Applikation Statement</text:span></text:p>
      <text:p text:style-name="P1"><text:span text:style-name="T1"/></text:p>
      <text:p text:style-name="P1"><text:span text:style-name="T1">Applikationens navn er Level-Up.</text:span></text:p>
      <text:p text:style-name="P1"><text:span text:style-name="T1">Applikation statement : En personlig træningsassistent hvor man kan komme i form på en underholdende måde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1:59:23.87</meta:creation-date>
    <dc:date>2013-11-21T12:07:35.91</dc:date>
    <meta:editing-duration>PT15S</meta:editing-duration>
    <meta:editing-cycles>2</meta:editing-cycles>
    <meta:generator>LibreOffice/3.6$Windows_x86 LibreOffice_project/e29a214-2bbed72-0621de6-a97528c-8f066d</meta:generator>
    <meta:document-statistic meta:table-count="0" meta:image-count="0" meta:object-count="0" meta:page-count="1" meta:paragraph-count="3" meta:word-count="24" meta:character-count="167" meta:non-whitespace-character-count="146"/>
  </office:meta>
</office:document-meta>
</file>